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0.5in" fo:margin-right="0.5in" fo:text-align="center" style:justify-single-word="false" fo:text-indent="0in" style:auto-text-indent="false" fo:background-color="transparent"/>
      <style:text-properties fo:color="#ff3838" loext:opacity="100%" fo:font-size="40pt" style:text-underline-style="solid" style:text-underline-width="auto" style:text-underline-color="font-color" officeooo:rsid="000c5fee" officeooo:paragraph-rsid="000c5fee" style:font-size-asian="40pt" style:language-asian="ja" style:country-asian="JP" style:font-size-complex="40pt"/>
    </style:style>
    <style:style style:name="P2" style:family="paragraph" style:parent-style-name="Standard">
      <loext:graphic-properties draw:fill="none"/>
      <style:paragraph-properties fo:margin-left="0.5in" fo:margin-right="0.5in" fo:text-indent="0in" style:auto-text-indent="false" fo:background-color="transparent"/>
      <style:text-properties fo:font-size="32pt" officeooo:rsid="00193c25" officeooo:paragraph-rsid="00193c25" style:font-size-asian="32pt" style:language-asian="ja" style:country-asian="JP" style:font-size-complex="32pt"/>
    </style:style>
    <style:style style:name="P3" style:family="paragraph" style:parent-style-name="Standard">
      <loext:graphic-properties draw:fill="none"/>
      <style:paragraph-properties fo:margin-left="0.5in" fo:margin-right="0.5in" fo:text-indent="0in" style:auto-text-indent="false" fo:background-color="transparent"/>
      <style:text-properties fo:font-size="32pt" officeooo:rsid="00193c25" officeooo:paragraph-rsid="000e3f3d" style:font-size-asian="32pt" style:language-asian="ja" style:country-asian="JP" style:font-size-complex="32pt"/>
    </style:style>
    <style:style style:name="P4" style:family="paragraph" style:parent-style-name="Standard">
      <loext:graphic-properties draw:fill="none"/>
      <style:paragraph-properties fo:margin-left="0.5in" fo:margin-right="0.5in" fo:text-indent="0in" style:auto-text-indent="false" fo:background-color="transparent"/>
      <style:text-properties fo:font-size="32pt" officeooo:rsid="001f5712" officeooo:paragraph-rsid="001f5712" style:font-size-asian="32pt" style:language-asian="ja" style:country-asian="JP" style:font-size-complex="32pt"/>
    </style:style>
    <style:style style:name="P5" style:family="paragraph" style:parent-style-name="Standard" style:master-page-name="">
      <loext:graphic-properties draw:fill="none"/>
      <style:paragraph-properties fo:margin-left="0.5in" fo:margin-right="0.5in" fo:text-align="center" style:justify-single-word="false" fo:text-indent="0in" style:auto-text-indent="false" style:page-number="auto" fo:background-color="transparent"/>
      <style:text-properties fo:font-size="28pt" officeooo:rsid="001f5712" officeooo:paragraph-rsid="001f5712" style:font-size-asian="28pt" style:language-asian="ja" style:country-asian="JP" style:font-size-complex="28pt"/>
    </style:style>
    <style:style style:name="P6" style:family="paragraph" style:parent-style-name="Standard">
      <loext:graphic-properties draw:fill="none"/>
      <style:paragraph-properties fo:margin-left="0.5in" fo:margin-right="0.5in" fo:text-align="center" style:justify-single-word="false" fo:text-indent="0in" style:auto-text-indent="false" fo:background-color="transparent"/>
      <style:text-properties fo:color="#ff3838" loext:opacity="100%" fo:font-size="40pt" style:text-underline-style="solid" style:text-underline-width="auto" style:text-underline-color="font-color" officeooo:rsid="000c5fee" officeooo:paragraph-rsid="000c5fee" style:font-size-asian="40pt" style:language-asian="ja" style:country-asian="JP" style:font-size-complex="40pt"/>
    </style:style>
    <style:style style:name="P7" style:family="paragraph" style:parent-style-name="Standard">
      <loext:graphic-properties draw:fill="none"/>
      <style:paragraph-properties fo:margin-left="0.5in" fo:margin-right="0.5in" fo:text-indent="0in" style:auto-text-indent="false" fo:background-color="transparent"/>
      <style:text-properties fo:font-size="32pt" officeooo:rsid="0021cbef" officeooo:paragraph-rsid="000e3f3d" style:font-size-asian="32pt" style:language-asian="ja" style:country-asian="JP" style:font-size-complex="32pt"/>
    </style:style>
    <style:style style:name="T1" style:family="text">
      <style:text-properties officeooo:rsid="002333ee"/>
    </style:style>
    <style:style style:name="Ru1" style:family="ruby">
      <style:ruby-properties style:ruby-align="left" style:ruby-position="above" loext:ruby-position="abov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ext:p text:style-name="P1">JLPT N5 Reading: <text:span text:style-name="T1">Mountain 山</text:span></text:p>
      <text:p text:style-name="P1"/>
      <text:p text:style-name="P3"/>
      <text:p text:style-name="P7">　<text:ruby text:style-name="Ru1"><text:ruby-base>明日</text:ruby-base><text:ruby-text>あした</text:ruby-text></text:ruby>は、<text:ruby text:style-name="Ru1"><text:ruby-base>友</text:ruby-base><text:ruby-text>とも</text:ruby-text></text:ruby>だちと<text:ruby text:style-name="Ru1"><text:ruby-base>一緒</text:ruby-base><text:ruby-text>いっしょ</text:ruby-text></text:ruby>に<text:ruby text:style-name="Ru1"><text:ruby-base>山</text:ruby-base><text:ruby-text>やま</text:ruby-text></text:ruby>に<text:ruby text:style-name="Ru1"><text:ruby-base>登</text:ruby-base><text:ruby-text>のぼ</text:ruby-text></text:ruby>ります。<text:ruby text:style-name="Ru1"><text:ruby-base>朝</text:ruby-base><text:ruby-text>あさ</text:ruby-text></text:ruby>8<text:ruby text:style-name="Ru1"><text:ruby-base>時</text:ruby-base><text:ruby-text>じ</text:ruby-text></text:ruby><text:ruby text:style-name="Ru1"><text:ruby-base>近</text:ruby-base><text:ruby-text>ちか</text:ruby-text></text:ruby>くの<text:ruby text:style-name="Ru1"><text:ruby-base>前</text:ruby-base><text:ruby-text>まえ</text:ruby-text></text:ruby>で<text:ruby text:style-name="Ru1"><text:ruby-base>友</text:ruby-base><text:ruby-text>とも</text:ruby-text></text:ruby>だちに<text:ruby text:style-name="Ru1"><text:ruby-base>会</text:ruby-base><text:ruby-text>あ</text:ruby-text></text:ruby>います。<text:ruby text:style-name="Ru1"><text:ruby-base>電車</text:ruby-base><text:ruby-text>でんしゃ</text:ruby-text></text:ruby>で30<text:ruby text:style-name="Ru1"><text:ruby-base>分</text:ruby-base><text:ruby-text>ぷん</text:ruby-text></text:ruby>の<text:ruby text:style-name="Ru1"><text:ruby-base>所</text:ruby-base><text:ruby-text>ところ</text:ruby-text></text:ruby>に<text:ruby text:style-name="Ru1"><text:ruby-base>山</text:ruby-base><text:ruby-text>やま</text:ruby-text></text:ruby>の<text:ruby text:style-name="Ru1"><text:ruby-base>登</text:ruby-base><text:ruby-text>のぼ</text:ruby-text></text:ruby>り<text:ruby text:style-name="Ru1"><text:ruby-base>口</text:ruby-base><text:ruby-text>ぐち</text:ruby-text></text:ruby>があります。<text:ruby text:style-name="Ru1"><text:ruby-base>山</text:ruby-base><text:ruby-text>やま</text:ruby-text></text:ruby>の<text:ruby text:style-name="Ru1"><text:ruby-base>上</text:ruby-base><text:ruby-text>うえ</text:ruby-text></text:ruby>まで、1<text:ruby text:style-name="Ru1"><text:ruby-base>時</text:ruby-base><text:ruby-text>じ</text:ruby-text></text:ruby><text:ruby text:style-name="Ru1"><text:ruby-base>間</text:ruby-base><text:ruby-text>かん</text:ruby-text></text:ruby>ほどかかるそうです。</text:p>
      <text:p text:style-name="P7"/>
      <text:p text:style-name="P7"><text:tab/><text:ruby text:style-name="Ru1"><text:ruby-base>友</text:ruby-base><text:ruby-text>とも</text:ruby-text></text:ruby>だちと<text:ruby text:style-name="Ru1"><text:ruby-base>電話</text:ruby-base><text:ruby-text>でんわ</text:ruby-text></text:ruby>で<text:ruby text:style-name="Ru1"><text:ruby-base>話</text:ruby-base><text:ruby-text>はな</text:ruby-text></text:ruby>して、お<text:ruby text:style-name="Ru1"><text:ruby-base>弁当</text:ruby-base><text:ruby-text>べんとう</text:ruby-text></text:ruby>を<text:ruby text:style-name="Ru1"><text:ruby-base>持</text:ruby-base><text:ruby-text>も</text:ruby-text></text:ruby>って<text:ruby text:style-name="Ru1"><text:ruby-base>行</text:ruby-base><text:ruby-text>い</text:ruby-text></text:ruby>くことにしました。<text:ruby text:style-name="Ru1"><text:ruby-base>私</text:ruby-base><text:ruby-text>わたし</text:ruby-text></text:ruby>は、コンビニでサンドイッチを<text:ruby text:style-name="Ru1"><text:ruby-base>買</text:ruby-base><text:ruby-text>か</text:ruby-text></text:ruby>って<text:ruby text:style-name="Ru1"><text:ruby-base>持</text:ruby-base><text:ruby-text>も</text:ruby-text></text:ruby>って<text:ruby text:style-name="Ru1"><text:ruby-base>行</text:ruby-base><text:ruby-text>い</text:ruby-text></text:ruby>くことにします。<text:ruby text:style-name="Ru1"><text:ruby-base>友</text:ruby-base><text:ruby-text>とも</text:ruby-text></text:ruby>だちは、<text:ruby text:style-name="Ru1"><text:ruby-base>自分</text:ruby-base><text:ruby-text>じぶん</text:ruby-text></text:ruby>でおにぎりを<text:ruby text:style-name="Ru1"><text:ruby-base>作</text:ruby-base><text:ruby-text>つく</text:ruby-text></text:ruby>ります。<text:ruby text:style-name="Ru1"><text:ruby-base>山</text:ruby-base><text:ruby-text>やま</text:ruby-text></text:ruby>の<text:ruby text:style-name="Ru1"><text:ruby-base>上</text:ruby-base><text:ruby-text>うえ</text:ruby-text></text:ruby>は、<text:ruby text:style-name="Ru1"><text:ruby-base>少</text:ruby-base><text:ruby-text>すこ</text:ruby-text></text:ruby>し<text:ruby text:style-name="Ru1"><text:ruby-base>寒</text:ruby-base><text:ruby-text>さむ</text:ruby-text></text:ruby>いので、<text:ruby text:style-name="Ru1"><text:ruby-base>上着</text:ruby-base><text:ruby-text>うわぎ</text:ruby-text></text:ruby>を<text:ruby text:style-name="Ru1"><text:ruby-base>持</text:ruby-base><text:ruby-text>も</text:ruby-text></text:ruby>って<text:ruby text:style-name="Ru1"><text:ruby-base>行</text:ruby-base><text:ruby-text>い</text:ruby-text></text:ruby>きます。<text:ruby text:style-name="Ru1"><text:ruby-base>帽子</text:ruby-base><text:ruby-text>ぼうし</text:ruby-text></text:ruby>もかぶったもうがいいと<text:ruby text:style-name="Ru1"><text:ruby-base>友</text:ruby-base><text:ruby-text>とも</text:ruby-text></text:ruby>だちが<text:ruby text:style-name="Ru1"><text:ruby-base>言</text:ruby-base><text:ruby-text>い</text:ruby-text></text:ruby>いました。お<text:ruby text:style-name="Ru1"><text:ruby-base>茶</text:ruby-base><text:ruby-text>ちゃ</text:ruby-text></text:ruby>か、<text:ruby text:style-name="Ru1"><text:ruby-base>水</text:ruby-base><text:ruby-text>みず</text:ruby-text></text:ruby>を<text:ruby text:style-name="Ru1"><text:ruby-base>持</text:ruby-base><text:ruby-text>も</text:ruby-text></text:ruby>って<text:ruby text:style-name="Ru1"><text:ruby-base>行</text:ruby-base><text:ruby-text>い</text:ruby-text></text:ruby>きます。<text:ruby text:style-name="Ru1"><text:ruby-base>山</text:ruby-base><text:ruby-text>やま</text:ruby-text></text:ruby>の<text:ruby text:style-name="Ru1"><text:ruby-base>上</text:ruby-base><text:ruby-text>うえ</text:ruby-text></text:ruby>はとてもきれいだそうです。<text:ruby text:style-name="Ru1"><text:ruby-base>自分</text:ruby-base><text:ruby-text>じぶん</text:ruby-text></text:ruby>の<text:ruby text:style-name="Ru1"><text:ruby-base>国</text:ruby-base><text:ruby-text>くに</text:ruby-text></text:ruby>では、<text:ruby text:style-name="Ru1"><text:ruby-base>山</text:ruby-base><text:ruby-text>やま</text:ruby-text></text:ruby>に<text:ruby text:style-name="Ru1"><text:ruby-base>登</text:ruby-base><text:ruby-text>のぼ</text:ruby-text></text:ruby>ったことがないので、とても<text:ruby text:style-name="Ru1"><text:ruby-base>楽</text:ruby-base><text:ruby-text>たの</text:ruby-text></text:ruby>しみにしています。</text:p>
      <text:p text:style-name="P4"/>
      <text:p text:style-name="P4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urce Han Sans CN" style:font-size-asian="10.5pt" style:language-asian="ja" style:country-asian="JP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urce Han Sans CN" style:font-size-asian="10.5pt" style:language-asian="ja" style:country-asian="JP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Rubies" style:family="text">
      <style:text-properties fo:color="#f10d0c" loext:opacity="100%" style:text-position="sub 58%" fo:font-size="6pt" style:text-underline-style="none" fo:background-color="#333333" style:font-size-asian="32pt" style:font-size-complex="6pt" style:text-emphasize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 style:next-style-name="HTML"/>
    <style:master-page style:name="HTML" style:page-layout-name="Mpm2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1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1T11:56:18.912342447</meta:creation-date>
    <dc:date>2024-02-20T10:43:37.367653772</dc:date>
    <meta:editing-duration>PT20H30S</meta:editing-duration>
    <meta:editing-cycles>19</meta:editing-cycles>
    <meta:generator>LibreOffice/7.6.4.1$Linux_X86_64 LibreOffice_project/60$Build-1</meta:generator>
    <meta:document-statistic meta:table-count="0" meta:image-count="0" meta:object-count="0" meta:page-count="1" meta:paragraph-count="3" meta:word-count="263" meta:character-count="288" meta:non-whitespace-character-count="282"/>
  </office:meta>
</office:document-meta>
</file>